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c2d05" officeooo:paragraph-rsid="000c2d05"/>
    </style:style>
    <style:style style:name="T1" style:family="text">
      <style:text-properties fo:font-weight="bold" style:font-weight-asian="bold" style:font-weight-complex="bold"/>
    </style:style>
    <style:style style:name="T2" style:family="text">
      <style:text-properties officeooo:rsid="000a38ea"/>
    </style:style>
    <style:style style:name="T3" style:family="text">
      <style:text-properties officeooo:rsid="000c2d05"/>
    </style:style>
    <style:style style:name="T4" style:family="text">
      <style:text-properties officeooo:rsid="000d461a"/>
    </style:style>
    <style:style style:name="T5" style:family="text">
      <style:text-properties officeooo:rsid="000ee3b8"/>
    </style:style>
    <style:style style:name="T6" style:family="text">
      <style:text-properties officeooo:rsid="000f624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One</text:p>
      <text:p text:style-name="Text_20_body">Stephen Chryn <text:s/></text:p>
      <text:p text:style-name="Text_20_body">11-Aug-24</text:p>
      <text:p text:style-name="Text_20_body"/>
      <text:h text:style-name="Heading_20_2" text:outline-level="2">Runtime and Memory Analysis</text:h>
      <text:p text:style-name="Text_20_body"><text:tab/>Designing a course information system <text:span text:style-name="T4">needs </text:span>consideration <text:span text:style-name="T4">for</text:span> both runtime and memory usage to <text:span text:style-name="T4">make </text:span>sure the program performs <text:span text:style-name="T4">well</text:span> as the number of courses increases. <text:span text:style-name="T4">My other </text:span>pseudocode was developed to manage <text:span text:style-name="T4">the </text:span>task <text:span text:style-name="T4">of</text:span> opening a file, reading and parsing course data, validating the data format, and creating course objects from this data. Each course object <text:span text:style-name="T4">holds</text:span> the data from a single line in the input file. Analyzing the runtime and memory implications of these operations is <text:span text:style-name="T5">very important</text:span> for assessing the system’s scalability and performance.</text:p>
      <text:p text:style-name="Text_20_body"/>
      <text:h text:style-name="Heading_20_2" text:outline-level="2">Runtime Analysis of File Reading and Object Creation</text:h>
      <text:p text:style-name="Text_20_body"><text:tab/><text:span text:style-name="T3">If</text:span> the file contains n courses, the program must process each line to extract the data. The cost of opening the file is constant, O(1), while iterating through each line involves n operations, resulting in a time complexity of O(n). </text:p>
      <text:p text:style-name="Text_20_body"><text:tab/>Each line's parsing, which includes extracting the course number, name, and prerequisites, is considered a constant-time operation, O(1), <text:span text:style-name="T5">because of the</text:span> fixed number of fields per line. Creating a course object from this parsed data also has a constant time complexity, O(1). <text:span text:style-name="T5">So t</text:span>he overall time complexity for reading the file, parsing the data, and creating course objects is O(n).</text:p>
      <text:p text:style-name="Text_20_body"/>
      <text:h text:style-name="Heading_20_2" text:outline-level="2"><text:span text:style-name="T5">Analysis on </text:span>Insertion into Data Structures</text:h>
      <text:p text:style-name="Text_20_body"><text:span text:style-name="T1">Vector:</text:span> Insertion into a vector occurs in constant time O(1) when added at the end, leading to an overall time complexity of O(n) for inserting all course objects. </text:p>
      <text:p text:style-name="Text_20_body"><text:span text:style-name="T1">Hash Table:</text:span> Similar to vectors, insertion into a hash table has an average-case time complexity of O(1), resulting in O(n) for all insertions.</text:p>
      <text:p text:style-name="Text_20_body"><text:span text:style-name="T1">Binary Search Tree: </text:span>In a BST, the worst-case time complexity for insertion is O(log n) per operation, assuming the tree remains balanced, leading to a total time complexity of O(n log n) for inserting all course objects. <text:span text:style-name="T5">This is because you will need to loop though every node on the tree to find the end.</text:span></text:p>
      <text:p text:style-name="Text_20_body"/>
      <text:h text:style-name="Heading_20_2" text:outline-level="2"><text:soft-page-break/>Memory Usage and Data Structure Characteristics</text:h>
      <text:p text:style-name="Text_20_body"><text:span text:style-name="T1">Vector:</text:span> Vectors are simple and memory-efficient, storing elements in contiguous memory locations. This layout allows for fast access and cache-friendly operations. However, frequent insertions and deletions, <text:span text:style-name="T5">like</text:span> at the beginning or middle of the vector, can be costly, O(n), and sorting a vector requires O(n log n) time. Vectors are ideal when the data is static or <text:span text:style-name="T6">doesn’t get</text:span> modified <text:span text:style-name="T6">often</text:span>.</text:p>
      <text:p text:style-name="Text_20_body"><text:span text:style-name="T1">Hash Table:</text:span> Hash tables <text:span text:style-name="T6">are very good</text:span> in providing fast lookups, insertions, and deletions, with an average-case time complexity of O(1) for these operations. This efficiency makes hash tables <text:span text:style-name="T6">good</text:span> for quick access to course information, such as retrieving data by course number. <text:span text:style-name="T6">But</text:span>, hash tables typically consume more memory due to the overhead of hash functions.</text:p>
      <text:p text:style-name="Text_20_body"><text:span text:style-name="T1">Binary Search Tree:</text:span> A BST <text:span text:style-name="T6">is</text:span> a naturally ordered structure, enabling efficient in-order traversal to retrieve elements sequentially. If balanced, a BST offers O(log n) time complexity for insertions, deletions, and lookups, which is <text:span text:style-name="T6">good</text:span> for maintaining sorted data. <text:span text:style-name="T6">But,</text:span> if the tree becomes unbalanced, performance can degrade to O(n).</text:p>
      <text:p text:style-name="Text_20_body"/>
      <text:h text:style-name="Heading_20_2" text:outline-level="2">Recommendation</text:h>
      <text:p text:style-name="Text_20_body"><text:tab/><text:span text:style-name="T3">T</text:span>he hash table, <text:span text:style-name="T3">in my opinion, is</text:span> the <text:span text:style-name="T6">best</text:span> data structure for the course information system. The key advantage of the hash table <text:span text:style-name="T6">is</text:span> its average-case O(1) time complexity for lookups, insertions, and deletions, which is critical for operations like searching for specific courses and their prerequisites. Despite the potential for increased memory usage the efficiency gains in access speed are <text:span text:style-name="T6">more value-add</text:span>. The memory trade-off is acceptable, given modern systems' capabilities and the primary need for quick data retrieval.</text:p>
      <text:p text:style-name="Text_20_body"><text:tab/><text:span text:style-name="T6">W</text:span>hile vectors and binary search trees have their respective strengths, the hash table’s combination of fast access times, simplicity, and suitability for the program’s requirements makes it the most appropriate choice for this advising system. The ability to quickly retrieve course information without compromising performance or scalability is paramount, and the hash table offers the best balance of features to achieve this go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17:34:43.513495055</meta:creation-date>
    <dc:date>2024-08-11T18:49:48.209514570</dc:date>
    <meta:editing-duration>PT8M5S</meta:editing-duration>
    <meta:editing-cycles>1</meta:editing-cycles>
    <meta:document-statistic meta:table-count="0" meta:image-count="0" meta:object-count="0" meta:page-count="2" meta:paragraph-count="19" meta:word-count="635" meta:character-count="4060" meta:non-whitespace-character-count="3435"/>
    <meta:generator>LibreOffice/24.2.5.2$Linux_X86_64 LibreOffice_project/bffef4ea93e59bebbeaf7f431bb02b1a39ee8a59</meta:generator>
  </office:meta>
</office:document-meta>
</file>